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MapHandler.getPropertyNames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rMapHandler.getProperty( Object object ,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MapHandler.setProperty( Object object , String propert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